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3" style:family="table-row">
      <style:table-row-properties style:min-row-height="0.73cm"/>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4.2" style:family="table-row">
      <style:table-row-properties style:min-row-height="0.679cm"/>
    </style:style>
    <style:style style:name="Table4.A2" style:family="table-cell">
      <style:table-cell-properties fo:padding="0.097cm" fo:border-left="0.05pt solid #000000" fo:border-right="0.05pt solid #000000" fo:border-top="none" fo:border-bottom="0.05pt solid #000000"/>
    </style:style>
    <style:style style:name="Table4.4" style:family="table-row">
      <style:table-row-properties style:min-row-height="0.677cm"/>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1" style:family="table-row">
      <style:table-row-properties style:min-row-height="0.993cm"/>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1.A2" style:family="table-cell">
      <style:table-cell-properties fo:padding="0.097cm" fo:border-left="0.05pt solid #000000" fo:border-right="0.05pt solid #000000" fo:border-top="none" fo:border-bottom="0.05pt solid #000000"/>
    </style:style>
    <style:style style:name="Table11.3" style:family="table-row">
      <style:table-row-properties style:min-row-height="0.501cm"/>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2.A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4.A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5.A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6.A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7.A2" style:family="table-cell">
      <style:table-cell-properties fo:padding="0.097cm" fo:border-left="0.05pt solid #000000" fo:border-right="0.05pt solid #000000" fo:border-top="none" fo:border-bottom="0.05pt solid #000000"/>
    </style:style>
    <style:style style:name="Table17.4" style:family="table-row">
      <style:table-row-properties style:min-row-height="0.704cm"/>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8.A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19.A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0.A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3.A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4.A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5.A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6.A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7.A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9.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1924e2" officeooo:paragraph-rsid="001924e2"/>
    </style:style>
    <style:style style:name="P2" style:family="paragraph" style:parent-style-name="Standard">
      <style:paragraph-properties fo:text-align="center" style:justify-single-word="false"/>
      <style:text-properties fo:font-weight="bold" officeooo:rsid="001924e2" officeooo:paragraph-rsid="001924e2" style:font-weight-asian="bold" style:font-weight-complex="bold"/>
    </style:style>
    <style:style style:name="P3" style:family="paragraph" style:parent-style-name="Standard">
      <style:paragraph-properties fo:text-align="start" style:justify-single-word="false"/>
      <style:text-properties fo:font-weight="bold" officeooo:rsid="001ae797" officeooo:paragraph-rsid="001ae797" style:font-weight-asian="bold" style:font-weight-complex="bold"/>
    </style:style>
    <style:style style:name="P4" style:family="paragraph" style:parent-style-name="Standard">
      <style:paragraph-properties fo:text-align="start" style:justify-single-word="false"/>
      <style:text-properties fo:font-weight="bold" officeooo:rsid="001e5595" officeooo:paragraph-rsid="001e5595" style:font-weight-asian="bold" style:font-weight-complex="bold"/>
    </style:style>
    <style:style style:name="P5" style:family="paragraph" style:parent-style-name="Standard">
      <style:paragraph-properties fo:text-align="start" style:justify-single-word="false"/>
      <style:text-properties fo:font-weight="bold" officeooo:rsid="0024cbc1" officeooo:paragraph-rsid="0024cbc1" style:font-weight-asian="bold" style:font-weight-complex="bold"/>
    </style:style>
    <style:style style:name="P6" style:family="paragraph" style:parent-style-name="Standard">
      <style:paragraph-properties fo:text-align="start" style:justify-single-word="false"/>
      <style:text-properties fo:font-weight="bold" officeooo:rsid="0026d58a" officeooo:paragraph-rsid="0026d58a" style:font-weight-asian="bold" style:font-weight-complex="bold"/>
    </style:style>
    <style:style style:name="P7" style:family="paragraph" style:parent-style-name="Standard">
      <style:paragraph-properties fo:text-align="start" style:justify-single-word="false"/>
      <style:text-properties fo:font-weight="bold" officeooo:rsid="002dfd73" officeooo:paragraph-rsid="002dfd73" style:font-weight-asian="bold" style:font-weight-complex="bold"/>
    </style:style>
    <style:style style:name="P8" style:family="paragraph" style:parent-style-name="Standard">
      <style:paragraph-properties fo:text-align="start" style:justify-single-word="false"/>
      <style:text-properties fo:font-weight="bold" officeooo:rsid="002ed493" officeooo:paragraph-rsid="002ed493" style:font-weight-asian="bold" style:font-weight-complex="bold"/>
    </style:style>
    <style:style style:name="P9" style:family="paragraph" style:parent-style-name="Standard">
      <style:paragraph-properties fo:text-align="start" style:justify-single-word="false"/>
      <style:text-properties fo:font-weight="bold" officeooo:rsid="00342ad7" officeooo:paragraph-rsid="00342ad7" style:font-weight-asian="bold" style:font-weight-complex="bold"/>
    </style:style>
    <style:style style:name="P10" style:family="paragraph" style:parent-style-name="Standard">
      <style:paragraph-properties fo:text-align="start" style:justify-single-word="false"/>
      <style:text-properties fo:font-weight="bold" officeooo:rsid="00384bf0" officeooo:paragraph-rsid="00384bf0" style:font-weight-asian="bold" style:font-weight-complex="bold"/>
    </style:style>
    <style:style style:name="P11" style:family="paragraph" style:parent-style-name="Standard">
      <style:paragraph-properties fo:text-align="start" style:justify-single-word="false"/>
      <style:text-properties fo:font-weight="bold" officeooo:rsid="003bdce9" officeooo:paragraph-rsid="003bdce9" style:font-weight-asian="bold" style:font-weight-complex="bold"/>
    </style:style>
    <style:style style:name="P12" style:family="paragraph" style:parent-style-name="Standard">
      <style:paragraph-properties fo:text-align="start" style:justify-single-word="false"/>
      <style:text-properties fo:font-weight="bold" officeooo:rsid="0040fba6" officeooo:paragraph-rsid="0040fba6" style:font-weight-asian="bold" style:font-weight-complex="bold"/>
    </style:style>
    <style:style style:name="P13" style:family="paragraph" style:parent-style-name="Standard">
      <style:paragraph-properties fo:text-align="start" style:justify-single-word="false"/>
      <style:text-properties fo:font-weight="bold" officeooo:rsid="0042cfda" officeooo:paragraph-rsid="0042cfda" style:font-weight-asian="bold" style:font-weight-complex="bold"/>
    </style:style>
    <style:style style:name="P14" style:family="paragraph" style:parent-style-name="Standard">
      <style:paragraph-properties fo:text-align="start" style:justify-single-word="false"/>
      <style:text-properties fo:font-weight="bold" officeooo:rsid="0045878c" officeooo:paragraph-rsid="0042cfda" style:font-weight-asian="bold" style:font-weight-complex="bold"/>
    </style:style>
    <style:style style:name="P15" style:family="paragraph" style:parent-style-name="Standard">
      <style:paragraph-properties fo:text-align="start" style:justify-single-word="false"/>
      <style:text-properties fo:font-weight="bold" officeooo:rsid="0045878c" officeooo:paragraph-rsid="0045878c" style:font-weight-asian="bold" style:font-weight-complex="bold"/>
    </style:style>
    <style:style style:name="P16" style:family="paragraph" style:parent-style-name="Standard">
      <style:paragraph-properties fo:text-align="start" style:justify-single-word="false"/>
      <style:text-properties fo:font-size="12pt" fo:font-weight="bold" officeooo:rsid="003bdce9" officeooo:paragraph-rsid="003bdce9"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weight="bold" officeooo:rsid="0045878c" officeooo:paragraph-rsid="0045878c" style:font-weight-asian="bold" style:font-weight-complex="bold"/>
    </style:style>
    <style:style style:name="P18" style:family="paragraph" style:parent-style-name="Standard">
      <style:paragraph-properties fo:text-align="start" style:justify-single-word="false"/>
      <style:text-properties fo:font-weight="bold" officeooo:rsid="004851f7" officeooo:paragraph-rsid="004851f7" style:font-weight-asian="bold" style:font-weight-complex="bold"/>
    </style:style>
    <style:style style:name="P19" style:family="paragraph" style:parent-style-name="Standard">
      <style:paragraph-properties fo:text-align="start" style:justify-single-word="false"/>
      <style:text-properties fo:font-weight="bold" officeooo:rsid="0042cfda" officeooo:paragraph-rsid="0042cfda" style:font-weight-asian="bold" style:font-weight-complex="bold"/>
    </style:style>
    <style:style style:name="P20" style:family="paragraph" style:parent-style-name="Table_20_Contents" style:list-style-name="L1">
      <style:paragraph-properties fo:text-align="start" style:justify-single-word="false"/>
      <style:text-properties fo:font-size="10.5pt" officeooo:rsid="001ae797" officeooo:paragraph-rsid="001ae797" style:font-size-asian="10.5pt" style:font-size-complex="10.5pt"/>
    </style:style>
    <style:style style:name="P21" style:family="paragraph" style:parent-style-name="Table_20_Contents" style:list-style-name="L1">
      <style:paragraph-properties fo:text-align="start" style:justify-single-word="false"/>
      <style:text-properties fo:font-size="10.5pt" officeooo:rsid="001ae797" officeooo:paragraph-rsid="001b2c35" style:font-size-asian="10.5pt" style:font-size-complex="10.5pt"/>
    </style:style>
    <style:style style:name="P22" style:family="paragraph" style:parent-style-name="Table_20_Contents" style:list-style-name="L2">
      <style:paragraph-properties fo:text-align="start" style:justify-single-word="false"/>
      <style:text-properties fo:font-size="10.5pt" officeooo:rsid="00256a9f" officeooo:paragraph-rsid="00256a9f" style:font-size-asian="10.5pt" style:font-size-complex="10.5pt"/>
    </style:style>
    <style:style style:name="P23" style:family="paragraph" style:parent-style-name="Table_20_Contents" style:list-style-name="L2">
      <style:paragraph-properties fo:text-align="start" style:justify-single-word="false"/>
      <style:text-properties fo:font-size="10.5pt" officeooo:rsid="00232b75" officeooo:paragraph-rsid="00232b75" style:font-size-asian="10.5pt" style:font-size-complex="10.5pt"/>
    </style:style>
    <style:style style:name="P24" style:family="paragraph" style:parent-style-name="Table_20_Contents" style:list-style-name="L3">
      <style:paragraph-properties fo:text-align="start" style:justify-single-word="false"/>
      <style:text-properties fo:font-size="10.5pt" officeooo:rsid="001b2c35" officeooo:paragraph-rsid="001b2c35" style:font-size-asian="10.5pt" style:font-size-complex="10.5pt"/>
    </style:style>
    <style:style style:name="P25" style:family="paragraph" style:parent-style-name="Table_20_Contents" style:list-style-name="L3">
      <style:paragraph-properties fo:text-align="start" style:justify-single-word="false"/>
      <style:text-properties fo:font-size="10.5pt" officeooo:rsid="001e5595" officeooo:paragraph-rsid="001e5595" style:font-size-asian="10.5pt" style:font-size-complex="10.5pt"/>
    </style:style>
    <style:style style:name="P26" style:family="paragraph" style:parent-style-name="Table_20_Contents" style:list-style-name="L4">
      <style:paragraph-properties fo:text-align="start" style:justify-single-word="false"/>
      <style:text-properties fo:font-size="10.5pt" officeooo:rsid="001e5595" officeooo:paragraph-rsid="001e5595" style:font-size-asian="10.5pt" style:font-size-complex="10.5pt"/>
    </style:style>
    <style:style style:name="P27" style:family="paragraph" style:parent-style-name="Table_20_Contents" style:list-style-name="L4">
      <style:paragraph-properties fo:text-align="start" style:justify-single-word="false"/>
      <style:text-properties fo:font-size="10.5pt" officeooo:rsid="001ea5c6" officeooo:paragraph-rsid="001ea5c6" style:font-size-asian="10.5pt" style:font-size-complex="10.5pt"/>
    </style:style>
    <style:style style:name="P28" style:family="paragraph" style:parent-style-name="Table_20_Contents" style:list-style-name="L4">
      <style:paragraph-properties fo:text-align="start" style:justify-single-word="false"/>
      <style:text-properties fo:font-size="10.5pt" officeooo:rsid="00214e78" officeooo:paragraph-rsid="00214e78" style:font-size-asian="10.5pt" style:font-size-complex="10.5pt"/>
    </style:style>
    <style:style style:name="P29" style:family="paragraph" style:parent-style-name="Table_20_Contents" style:list-style-name="L5">
      <style:paragraph-properties fo:text-align="start" style:justify-single-word="false"/>
      <style:text-properties fo:font-size="10.5pt" officeooo:rsid="00288e71" officeooo:paragraph-rsid="00288e71" style:font-size-asian="10.5pt" style:font-size-complex="10.5pt"/>
    </style:style>
    <style:style style:name="P30" style:family="paragraph" style:parent-style-name="Table_20_Contents" style:list-style-name="L5">
      <style:paragraph-properties fo:text-align="start" style:justify-single-word="false"/>
      <style:text-properties fo:font-size="10.5pt" officeooo:rsid="0026d58a" officeooo:paragraph-rsid="00288e71" style:font-size-asian="10.5pt" style:font-size-complex="10.5pt"/>
    </style:style>
    <style:style style:name="P31" style:family="paragraph" style:parent-style-name="Table_20_Contents" style:list-style-name="L5">
      <style:paragraph-properties fo:text-align="start" style:justify-single-word="false"/>
      <style:text-properties fo:font-size="10.5pt" officeooo:rsid="002a3fe0" officeooo:paragraph-rsid="002a3fe0" style:font-size-asian="10.5pt" style:font-size-complex="10.5pt"/>
    </style:style>
    <style:style style:name="P32" style:family="paragraph" style:parent-style-name="Table_20_Contents" style:list-style-name="L5">
      <style:paragraph-properties fo:text-align="start" style:justify-single-word="false"/>
      <style:text-properties fo:font-size="10.5pt" officeooo:rsid="002b23cb" officeooo:paragraph-rsid="002b23cb" style:font-size-asian="10.5pt" style:font-size-complex="10.5pt"/>
    </style:style>
    <style:style style:name="P33" style:family="paragraph" style:parent-style-name="Table_20_Contents" style:list-style-name="L5">
      <style:paragraph-properties fo:text-align="start" style:justify-single-word="false"/>
      <style:text-properties fo:font-size="10.5pt" officeooo:rsid="002dfd73" officeooo:paragraph-rsid="002dfd73" style:font-size-asian="10.5pt" style:font-size-complex="10.5pt"/>
    </style:style>
    <style:style style:name="P34" style:family="paragraph" style:parent-style-name="Table_20_Contents" style:list-style-name="L6">
      <style:paragraph-properties fo:text-align="start" style:justify-single-word="false"/>
      <style:text-properties fo:font-size="10.5pt" officeooo:rsid="002ed493" officeooo:paragraph-rsid="002ed493" style:font-size-asian="10.5pt" style:font-size-complex="10.5pt"/>
    </style:style>
    <style:style style:name="P35" style:family="paragraph" style:parent-style-name="Table_20_Contents" style:list-style-name="L6">
      <style:paragraph-properties fo:text-align="start" style:justify-single-word="false"/>
      <style:text-properties fo:font-size="10.5pt" officeooo:rsid="002ed493" officeooo:paragraph-rsid="002f8461" style:font-size-asian="10.5pt" style:font-size-complex="10.5pt"/>
    </style:style>
    <style:style style:name="P36" style:family="paragraph" style:parent-style-name="Table_20_Contents" style:list-style-name="L7">
      <style:paragraph-properties fo:text-align="start" style:justify-single-word="false"/>
      <style:text-properties fo:font-size="10.5pt" officeooo:rsid="00356a0b" officeooo:paragraph-rsid="00356a0b" style:font-size-asian="10.5pt" style:font-size-complex="10.5pt"/>
    </style:style>
    <style:style style:name="P37" style:family="paragraph" style:parent-style-name="Table_20_Contents" style:list-style-name="L7">
      <style:paragraph-properties fo:text-align="start" style:justify-single-word="false"/>
      <style:text-properties fo:font-size="10.5pt" officeooo:rsid="00356a0b" officeooo:paragraph-rsid="00363516" style:font-size-asian="10.5pt" style:font-size-complex="10.5pt"/>
    </style:style>
    <style:style style:name="P38" style:family="paragraph" style:parent-style-name="Table_20_Contents" style:list-style-name="L7">
      <style:paragraph-properties fo:text-align="start" style:justify-single-word="false"/>
      <style:text-properties fo:font-size="10.5pt" officeooo:rsid="00363516" officeooo:paragraph-rsid="00363516" style:font-size-asian="10.5pt" style:font-size-complex="10.5pt"/>
    </style:style>
    <style:style style:name="P39" style:family="paragraph" style:parent-style-name="Table_20_Contents" style:list-style-name="L8">
      <style:paragraph-properties fo:text-align="start" style:justify-single-word="false"/>
      <style:text-properties fo:font-size="10.5pt" officeooo:rsid="00384bf0" officeooo:paragraph-rsid="00384bf0" style:font-size-asian="10.5pt" style:font-size-complex="10.5pt"/>
    </style:style>
    <style:style style:name="P40" style:family="paragraph" style:parent-style-name="Table_20_Contents" style:list-style-name="L8">
      <style:paragraph-properties fo:text-align="start" style:justify-single-word="false"/>
      <style:text-properties fo:font-size="10.5pt" officeooo:rsid="0038f232" officeooo:paragraph-rsid="0038f232" style:font-size-asian="10.5pt" style:font-size-complex="10.5pt"/>
    </style:style>
    <style:style style:name="P41" style:family="paragraph" style:parent-style-name="Table_20_Contents" style:list-style-name="L8">
      <style:paragraph-properties fo:text-align="start" style:justify-single-word="false"/>
      <style:text-properties fo:font-size="10.5pt" officeooo:rsid="0039ecce" officeooo:paragraph-rsid="0039ecce" style:font-size-asian="10.5pt" style:font-size-complex="10.5pt"/>
    </style:style>
    <style:style style:name="P42" style:family="paragraph" style:parent-style-name="Table_20_Contents" style:list-style-name="L8">
      <style:paragraph-properties fo:text-align="start" style:justify-single-word="false"/>
      <style:text-properties fo:font-size="10.5pt" officeooo:rsid="003a1813" officeooo:paragraph-rsid="003a1813" style:font-size-asian="10.5pt" style:font-size-complex="10.5pt"/>
    </style:style>
    <style:style style:name="P43" style:family="paragraph" style:parent-style-name="Table_20_Contents" style:list-style-name="L9">
      <style:paragraph-properties fo:text-align="start" style:justify-single-word="false"/>
      <style:text-properties fo:font-size="10.5pt" officeooo:rsid="003da5ca" officeooo:paragraph-rsid="003da5ca" style:font-size-asian="10.5pt" style:font-size-complex="10.5pt"/>
    </style:style>
    <style:style style:name="P44" style:family="paragraph" style:parent-style-name="Table_20_Contents" style:list-style-name="L9">
      <style:paragraph-properties fo:text-align="start" style:justify-single-word="false"/>
      <style:text-properties fo:font-size="10.5pt" officeooo:rsid="003da5ca" officeooo:paragraph-rsid="003f9377" style:font-size-asian="10.5pt" style:font-size-complex="10.5pt"/>
    </style:style>
    <style:style style:name="P45" style:family="paragraph" style:parent-style-name="Table_20_Contents" style:list-style-name="L10">
      <style:paragraph-properties fo:text-align="start" style:justify-single-word="false"/>
      <style:text-properties fo:font-size="10.5pt" officeooo:rsid="0040fba6" officeooo:paragraph-rsid="0040fba6" style:font-size-asian="10.5pt" style:font-size-complex="10.5pt"/>
    </style:style>
    <style:style style:name="P46" style:family="paragraph" style:parent-style-name="Table_20_Contents" style:list-style-name="L10">
      <style:paragraph-properties fo:text-align="start" style:justify-single-word="false"/>
      <style:text-properties fo:font-size="10.5pt" officeooo:rsid="0041bf32" officeooo:paragraph-rsid="0041bf32" style:font-size-asian="10.5pt" style:font-size-complex="10.5pt"/>
    </style:style>
    <style:style style:name="P47" style:family="paragraph" style:parent-style-name="Table_20_Contents" style:list-style-name="L11">
      <style:paragraph-properties fo:text-align="start" style:justify-single-word="false"/>
      <style:text-properties fo:font-size="10.5pt" officeooo:rsid="0043d38e" officeooo:paragraph-rsid="0043d38e" style:font-size-asian="10.5pt" style:font-size-complex="10.5pt"/>
    </style:style>
    <style:style style:name="P48" style:family="paragraph" style:parent-style-name="Table_20_Contents" style:list-style-name="L11">
      <style:paragraph-properties fo:text-align="start" style:justify-single-word="false"/>
      <style:text-properties fo:font-size="10.5pt" officeooo:rsid="0045878c" officeooo:paragraph-rsid="0045878c" style:font-size-asian="10.5pt" style:font-size-complex="10.5pt"/>
    </style:style>
    <style:style style:name="P49" style:family="paragraph" style:parent-style-name="Table_20_Contents" style:list-style-name="L11">
      <style:paragraph-properties fo:text-align="start" style:justify-single-word="false"/>
      <style:text-properties fo:font-size="10.5pt" officeooo:rsid="00458b4b" officeooo:paragraph-rsid="00458b4b" style:font-size-asian="10.5pt" style:font-size-complex="10.5pt"/>
    </style:style>
    <style:style style:name="P50" style:family="paragraph" style:parent-style-name="Table_20_Contents" style:list-style-name="L13">
      <style:paragraph-properties fo:text-align="start" style:justify-single-word="false"/>
      <style:text-properties fo:font-size="10.5pt" officeooo:rsid="00498495" officeooo:paragraph-rsid="00498495" style:font-size-asian="10.5pt" style:font-size-complex="10.5pt"/>
    </style:style>
    <style:style style:name="P51" style:family="paragraph" style:parent-style-name="Table_20_Contents" style:list-style-name="L13">
      <style:paragraph-properties fo:text-align="start" style:justify-single-word="false"/>
      <style:text-properties fo:font-size="10.5pt" officeooo:rsid="004b5dd4" officeooo:paragraph-rsid="004b5dd4" style:font-size-asian="10.5pt" style:font-size-complex="10.5pt"/>
    </style:style>
    <style:style style:name="P52" style:family="paragraph" style:parent-style-name="Table_20_Contents" style:list-style-name="L13">
      <style:paragraph-properties fo:text-align="start" style:justify-single-word="false"/>
      <style:text-properties fo:font-size="10.5pt" officeooo:rsid="004bf945" officeooo:paragraph-rsid="004bf945" style:font-size-asian="10.5pt" style:font-size-complex="10.5pt"/>
    </style:style>
    <style:style style:name="P53" style:family="paragraph" style:parent-style-name="Table_20_Contents" style:list-style-name="L13">
      <style:paragraph-properties fo:text-align="start" style:justify-single-word="false"/>
      <style:text-properties fo:font-size="10.5pt" officeooo:rsid="004d4b39" officeooo:paragraph-rsid="004d4b39" style:font-size-asian="10.5pt" style:font-size-complex="10.5pt"/>
    </style:style>
    <style:style style:name="P54" style:family="paragraph" style:parent-style-name="Table_20_Contents" style:list-style-name="L13">
      <style:paragraph-properties fo:text-align="start" style:justify-single-word="false"/>
      <style:text-properties fo:font-size="10.5pt" officeooo:rsid="004d4b39" officeooo:paragraph-rsid="00507e19" style:font-size-asian="10.5pt" style:font-size-complex="10.5pt"/>
    </style:style>
    <style:style style:name="P55" style:family="paragraph" style:parent-style-name="Table_20_Contents" style:list-style-name="L4">
      <style:paragraph-properties fo:text-align="start" style:justify-single-word="false"/>
      <style:text-properties officeooo:rsid="0024cbc1" officeooo:paragraph-rsid="0024cbc1"/>
    </style:style>
    <style:style style:name="P56" style:family="paragraph" style:parent-style-name="Table_20_Contents" style:list-style-name="L5">
      <style:paragraph-properties fo:text-align="start" style:justify-single-word="false"/>
      <style:text-properties officeooo:paragraph-rsid="002a3fe0"/>
    </style:style>
    <style:style style:name="P57" style:family="paragraph" style:parent-style-name="Table_20_Contents" style:list-style-name="L9">
      <style:paragraph-properties fo:text-align="start" style:justify-single-word="false"/>
    </style:style>
    <style:style style:name="P58" style:family="paragraph" style:parent-style-name="Table_20_Contents" style:list-style-name="L12">
      <style:paragraph-properties fo:text-align="start" style:justify-single-word="false"/>
      <style:text-properties officeooo:rsid="00458b4b" officeooo:paragraph-rsid="00458b4b"/>
    </style:style>
    <style:style style:name="P59" style:family="paragraph" style:parent-style-name="Table_20_Contents" style:list-style-name="L12">
      <style:paragraph-properties fo:text-align="start" style:justify-single-word="false"/>
      <style:text-properties officeooo:rsid="00476d10" officeooo:paragraph-rsid="00476d10"/>
    </style:style>
    <style:style style:name="P60" style:family="paragraph" style:parent-style-name="Table_20_Contents" style:list-style-name="L14">
      <style:paragraph-properties fo:text-align="start" style:justify-single-word="false"/>
      <style:text-properties officeooo:rsid="0048f71e" officeooo:paragraph-rsid="0048f71e"/>
    </style:style>
    <style:style style:name="P61" style:family="paragraph" style:parent-style-name="Table_20_Contents" style:list-style-name="L14">
      <style:paragraph-properties fo:text-align="start" style:justify-single-word="false"/>
      <style:text-properties officeooo:rsid="00498495" officeooo:paragraph-rsid="00498495"/>
    </style:style>
    <style:style style:name="T1" style:family="text">
      <style:text-properties officeooo:rsid="001b2c35"/>
    </style:style>
    <style:style style:name="T2" style:family="text">
      <style:text-properties officeooo:rsid="001e5595"/>
    </style:style>
    <style:style style:name="T3" style:family="text">
      <style:text-properties officeooo:rsid="001ea5c6"/>
    </style:style>
    <style:style style:name="T4" style:family="text">
      <style:text-properties officeooo:rsid="0025478d"/>
    </style:style>
    <style:style style:name="T5" style:family="text">
      <style:text-properties officeooo:rsid="00256a9f"/>
    </style:style>
    <style:style style:name="T6" style:family="text">
      <style:text-properties officeooo:rsid="002b23cb"/>
    </style:style>
    <style:style style:name="T7" style:family="text">
      <style:text-properties officeooo:rsid="002f8461"/>
    </style:style>
    <style:style style:name="T8" style:family="text">
      <style:text-properties fo:font-size="10.5pt" officeooo:rsid="002a3fe0" style:font-size-asian="10.5pt" style:font-size-complex="10.5pt"/>
    </style:style>
    <style:style style:name="T9" style:family="text">
      <style:text-properties fo:font-size="10.5pt" officeooo:rsid="002b23cb" style:font-size-asian="10.5pt" style:font-size-complex="10.5pt"/>
    </style:style>
    <style:style style:name="T10" style:family="text">
      <style:text-properties officeooo:rsid="00363516"/>
    </style:style>
    <style:style style:name="T11" style:family="text">
      <style:text-properties officeooo:rsid="0038f232"/>
    </style:style>
    <style:style style:name="T12" style:family="text">
      <style:text-properties officeooo:rsid="003f9377"/>
    </style:style>
    <style:style style:name="T13" style:family="text">
      <style:text-properties officeooo:rsid="0042cfda"/>
    </style:style>
    <style:style style:name="T14" style:family="text">
      <style:text-properties style:text-position="super 58%"/>
    </style:style>
    <style:style style:name="T15" style:family="text">
      <style:text-properties officeooo:rsid="00498495"/>
    </style:style>
    <style:style style:name="T16" style:family="text">
      <style:text-properties officeooo:rsid="004a2dc8"/>
    </style:style>
    <style:style style:name="T17" style:family="text">
      <style:text-properties officeooo:rsid="004e1339"/>
    </style:style>
    <style:style style:name="T18" style:family="text">
      <style:text-properties officeooo:rsid="004f4ff4"/>
    </style:style>
    <style:style style:name="T19" style:family="text">
      <style:text-properties officeooo:rsid="00507e19"/>
    </style:style>
    <style:style style:name="T20" style:family="text">
      <style:text-properties officeooo:rsid="00508cec"/>
    </style:style>
    <style:style style:name="T21" style:family="text">
      <style:text-properties officeooo:rsid="005130c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_Assignment Questions</text:p>
      <text:p text:style-name="P1"/>
      <text:p text:style-name="P3">Number Conversions:</text:p>
      <text:p text:style-name="P3"/>
      <table:table table:name="Table1" table:style-name="Table1">
        <table:table-column table:style-name="Table1.A"/>
        <table:table-row>
          <table:table-cell table:style-name="Table1.A1" office:value-type="string">
            <text:list xml:id="list1062296183359494761" text:style-name="L1">
              <text:list-item>
                <text:p text:style-name="P20">Write a program to accept decimal number from user and convert that into octal,binary and hexa decimal numbers?<text:span text:style-name="T1">(using Built-in functions)</text:span></text:p>
              </text:list-item>
            </text:list>
          </table:table-cell>
        </table:table-row>
        <table:table-row>
          <table:table-cell table:style-name="Table1.A2" office:value-type="string">
            <text:list xml:id="list151016312256074" text:continue-numbering="true" text:style-name="L1">
              <text:list-item>
                <text:p text:style-name="P21">Write a program to accept octal number from user and convert that into decimal,binary and hexa decimal numbers?<text:span text:style-name="T1">(using Built-in functions)</text:span></text:p>
              </text:list-item>
            </text:list>
          </table:table-cell>
        </table:table-row>
        <table:table-row>
          <table:table-cell table:style-name="Table1.A2" office:value-type="string">
            <text:list xml:id="list151016575237465" text:continue-numbering="true" text:style-name="L1">
              <text:list-item>
                <text:p text:style-name="P21">Write a program to accept binary number from user and convert that into octal,decimal and hexa decimal numbers?<text:span text:style-name="T1">(using Built-in functions)</text:span></text:p>
              </text:list-item>
            </text:list>
          </table:table-cell>
        </table:table-row>
        <table:table-row>
          <table:table-cell table:style-name="Table1.A2" office:value-type="string">
            <text:list xml:id="list151015979596715" text:continue-numbering="true" text:style-name="L1">
              <text:list-item>
                <text:p text:style-name="P21">Write a program to accept hexa decimal number from user and convert that into octal,binary and binary numbers?<text:span text:style-name="T1">(using Built-in functions)</text:span></text:p>
              </text:list-item>
            </text:list>
          </table:table-cell>
        </table:table-row>
      </table:table>
      <text:p text:style-name="P3"/>
      <text:p text:style-name="P3">Data Type Conversions:</text:p>
      <text:p text:style-name="P3"/>
      <table:table table:name="Table2" table:style-name="Table2">
        <table:table-column table:style-name="Table2.A"/>
        <table:table-row>
          <table:table-cell table:style-name="Table2.A1" office:value-type="string">
            <text:list xml:id="list1045745364306782109" text:style-name="L2">
              <text:list-header>
                <text:p text:style-name="P22"/>
              </text:list-header>
            </text:list>
          </table:table-cell>
        </table:table-row>
        <table:table-row>
          <table:table-cell table:style-name="Table2.A2" office:value-type="string">
            <text:list xml:id="list151017267986090" text:continue-numbering="true" text:style-name="L2">
              <text:list-item>
                <text:p text:style-name="P23">Write a program to accept <text:span text:style-name="T4">number</text:span> from user and convert to unichr,chr,str?</text:p>
              </text:list-item>
            </text:list>
          </table:table-cell>
        </table:table-row>
        <table:table-row table:style-name="Table2.3">
          <table:table-cell table:style-name="Table2.A2" office:value-type="string">
            <text:list xml:id="list151015880159692" text:continue-numbering="true" text:style-name="L2">
              <text:list-item>
                <text:p text:style-name="P23">Write a program to <text:s/>convert <text:span text:style-name="T5">input/value into</text:span> tuple,list,dict?</text:p>
              </text:list-item>
            </text:list>
          </table:table-cell>
        </table:table-row>
        <table:table-row>
          <table:table-cell table:style-name="Table2.A2" office:value-type="string">
            <text:list xml:id="list151017648924182" text:continue-numbering="true" text:style-name="L2">
              <text:list-item>
                <text:p text:style-name="P23">Write a program to <text:span text:style-name="T5">demonstarate quotes(single,double and triple)</text:span>?</text:p>
              </text:list-item>
            </text:list>
          </table:table-cell>
        </table:table-row>
        <table:table-row>
          <table:table-cell table:style-name="Table2.A2" office:value-type="string">
            <text:list xml:id="list151016860982560" text:continue-numbering="true" text:style-name="L2">
              <text:list-item>
                <text:p text:style-name="P23">Write to program to demonstrate eval function?</text:p>
              </text:list-item>
            </text:list>
          </table:table-cell>
        </table:table-row>
      </table:table>
      <text:p text:style-name="P3"/>
      <text:p text:style-name="P3">Operators:</text:p>
      <text:p text:style-name="P3"/>
      <table:table table:name="Table3" table:style-name="Table3">
        <table:table-column table:style-name="Table3.A"/>
        <table:table-row>
          <table:table-cell table:style-name="Table3.A1" office:value-type="string">
            <text:list xml:id="list7930816023185546947" text:style-name="L3">
              <text:list-item>
                <text:p text:style-name="P24">Write an example program using Arithmentic operators (+,-,*,/,//,%) ?</text:p>
              </text:list-item>
            </text:list>
          </table:table-cell>
        </table:table-row>
        <table:table-row>
          <table:table-cell table:style-name="Table3.A2" office:value-type="string">
            <text:list xml:id="list151017752496901" text:continue-numbering="true" text:style-name="L3">
              <text:list-item>
                <text:p text:style-name="P24">Write an example program using Comparision operators (==,!=,&gt;,&lt;,&gt;=,&lt;=,&lt;&gt;) ?</text:p>
              </text:list-item>
            </text:list>
          </table:table-cell>
        </table:table-row>
        <table:table-row>
          <table:table-cell table:style-name="Table3.A2" office:value-type="string">
            <text:list xml:id="list151016471401214" text:continue-numbering="true" text:style-name="L3">
              <text:list-item>
                <text:p text:style-name="P24">Write an example program using Assignment operators (=,+=,-=,*=,/=,**=) ?</text:p>
              </text:list-item>
            </text:list>
          </table:table-cell>
        </table:table-row>
        <table:table-row>
          <table:table-cell table:style-name="Table3.A2" office:value-type="string">
            <text:list xml:id="list151016996173034" text:continue-numbering="true" text:style-name="L3">
              <text:list-item>
                <text:p text:style-name="P24">Write an example program using Identity operators (is,is not) ?</text:p>
              </text:list-item>
            </text:list>
          </table:table-cell>
        </table:table-row>
        <table:table-row>
          <table:table-cell table:style-name="Table3.A2" office:value-type="string">
            <text:list xml:id="list151015975146702" text:continue-numbering="true" text:style-name="L3">
              <text:list-item>
                <text:p text:style-name="P24">Write an example program using Menmbership operators (in,not in) ?</text:p>
              </text:list-item>
            </text:list>
          </table:table-cell>
        </table:table-row>
      </table:table>
      <table:table table:name="Table4" table:style-name="Table4">
        <table:table-column table:style-name="Table4.A"/>
        <table:table-row>
          <table:table-cell table:style-name="Table4.A1" office:value-type="string">
            <text:list xml:id="list151016923263461" text:continue-numbering="true" text:style-name="L3">
              <text:list-item>
                <text:p text:style-name="P24">Write an example prgoram <text:s/>using logical operators (<text:span text:style-name="T2">and,or,not) ?</text:span></text:p>
              </text:list-item>
            </text:list>
          </table:table-cell>
        </table:table-row>
        <table:table-row table:style-name="Table4.2">
          <table:table-cell table:style-name="Table4.A2" office:value-type="string">
            <text:list xml:id="list151017597806583" text:continue-numbering="true" text:style-name="L3">
              <text:list-item>
                <text:p text:style-name="P25">Write a program to accet two octal numbers from user and perform bitwise operatons?</text:p>
              </text:list-item>
            </text:list>
          </table:table-cell>
        </table:table-row>
        <table:table-row>
          <table:table-cell table:style-name="Table4.A2" office:value-type="string">
            <text:list xml:id="list151017583432681" text:continue-numbering="true" text:style-name="L3">
              <text:list-item>
                <text:p text:style-name="P25">Write a program to accet two decimal numbers from user and perform bitwise operatons?</text:p>
              </text:list-item>
            </text:list>
          </table:table-cell>
        </table:table-row>
        <table:table-row table:style-name="Table4.4">
          <table:table-cell table:style-name="Table4.A2" office:value-type="string">
            <text:list xml:id="list151017142088978" text:continue-numbering="true" text:style-name="L3">
              <text:list-item>
                <text:p text:style-name="P25">Write a program to accet two binary numbers from user and perform bitwise operatons?</text:p>
              </text:list-item>
            </text:list>
          </table:table-cell>
        </table:table-row>
      </table:table>
      <table:table table:name="Table5" table:style-name="Table5">
        <table:table-column table:style-name="Table5.A"/>
        <table:table-row>
          <table:table-cell table:style-name="Table5.A1" office:value-type="string">
            <text:list xml:id="list151017140654312" text:continue-numbering="true" text:style-name="L3">
              <text:list-item>
                <text:p text:style-name="P25">Write a program to accet two hexa decimal numbers from user and perform bitwise operatons?</text:p>
              </text:list-item>
            </text:list>
          </table:table-cell>
        </table:table-row>
      </table:table>
      <table:table table:name="Table6" table:style-name="Table6">
        <table:table-column table:style-name="Table6.A"/>
        <table:table-row>
          <table:table-cell table:style-name="Table6.A1" office:value-type="string">
            <text:list xml:id="list151015798636112" text:continue-numbering="true" text:style-name="L3">
              <text:list-item>
                <text:p text:style-name="P25">Write a program to accept two strings from the user and perform membership operators?</text:p>
              </text:list-item>
            </text:list>
          </table:table-cell>
        </table:table-row>
      </table:table>
      <text:p text:style-name="P3"/>
      <text:p text:style-name="P5">Conditional Statements:</text:p>
      <text:p text:style-name="P4"/>
      <table:table table:name="Table7" table:style-name="Table7">
        <table:table-column table:style-name="Table7.A"/>
        <table:table-row>
          <table:table-cell table:style-name="Table7.A1" office:value-type="string">
            <text:list xml:id="list5645004492843575660" text:style-name="L4">
              <text:list-item>
                <text:p text:style-name="P26">Write a python program to demonstrate simple if?(Accept two numbers from user and <text:span text:style-name="T3">display greatest number)</text:span></text:p>
              </text:list-item>
            </text:list>
          </table:table-cell>
        </table:table-row>
        <table:table-row>
          <table:table-cell table:style-name="Table7.A2" office:value-type="string">
            <text:list xml:id="list151016347574437" text:continue-numbering="true" text:style-name="L4">
              <text:list-item>
                <text:p text:style-name="P27">Write a python program to demonstrate elif?( <text:span text:style-name="T2">Accept two numbers from user and </text:span>display greatest and smallest number among them)</text:p>
              </text:list-item>
            </text:list>
          </table:table-cell>
        </table:table-row>
        <table:table-row>
          <table:table-cell table:style-name="Table7.A2" office:value-type="string">
            <text:list xml:id="list151017306121863" text:continue-numbering="true" text:style-name="L4">
              <text:list-item>
                <text:p text:style-name="P28">Write a program to demonstrate elseif ladder?</text:p>
              </text:list-item>
            </text:list>
          </table:table-cell>
        </table:table-row>
        <table:table-row>
          <table:table-cell table:style-name="Table7.A2" office:value-type="string">
            <text:list xml:id="list151017193402316" text:continue-numbering="true" text:style-name="L4">
              <text:list-item>
                <text:p text:style-name="P28">Write a program to demonstrate nested if?</text:p>
              </text:list-item>
            </text:list>
          </table:table-cell>
        </table:table-row>
        <table:table-row>
          <table:table-cell table:style-name="Table7.A2" office:value-type="string">
            <text:list xml:id="list151016591541806" text:continue-numbering="true" text:style-name="L4">
              <text:list-item>
                <text:p text:style-name="P55">Write a program to perform arithemetic operations using Conditional statements?(take user input to perfrom operations..Ex:1 for sum,2 for sub,3 for mul,4 for div....)</text:p>
              </text:list-item>
            </text:list>
          </table:table-cell>
        </table:table-row>
      </table:table>
      <text:p text:style-name="P4"><text:soft-page-break/></text:p>
      <text:p text:style-name="P6">Loops:</text:p>
      <text:p text:style-name="P4"/>
      <table:table table:name="Table8" table:style-name="Table8">
        <table:table-column table:style-name="Table8.A"/>
        <table:table-row>
          <table:table-cell table:style-name="Table8.A1" office:value-type="string">
            <text:list xml:id="list1287955171992940858" text:style-name="L5">
              <text:list-item>
                <text:p text:style-name="P29">Write a simple program using for loop (range function should contain only one value.Ex : range(3))</text:p>
              </text:list-item>
            </text:list>
          </table:table-cell>
        </table:table-row>
        <table:table-row>
          <table:table-cell table:style-name="Table8.A2" office:value-type="string">
            <text:list xml:id="list151016029097858" text:continue-numbering="true" text:style-name="L5">
              <text:list-item>
                <text:p text:style-name="P29">Write a simple program using for loop (range function should contain two values.Ex : range(1,3))</text:p>
              </text:list-item>
            </text:list>
          </table:table-cell>
        </table:table-row>
        <table:table-row>
          <table:table-cell table:style-name="Table8.A2" office:value-type="string">
            <text:list xml:id="list151017397002162" text:continue-numbering="true" text:style-name="L5">
              <text:list-item>
                <text:p text:style-name="P29">Write a simple program using for loop (range function should contain three values.Ex : range(1,3,1))</text:p>
              </text:list-item>
            </text:list>
          </table:table-cell>
        </table:table-row>
      </table:table>
      <table:table table:name="Table9" table:style-name="Table9">
        <table:table-column table:style-name="Table9.A"/>
        <table:table-row table:style-name="Table9.1">
          <table:table-cell table:style-name="Table9.A1" office:value-type="string">
            <text:list xml:id="list151016857657251" text:continue-numbering="true" text:style-name="L5">
              <text:list-item>
                <text:p text:style-name="P30">Write a program accept three numbers from user(initial value,final value,inc/dec value) and print the values in between that range?(using for loop)</text:p>
              </text:list-item>
            </text:list>
          </table:table-cell>
        </table:table-row>
      </table:table>
      <table:table table:name="Table10" table:style-name="Table10">
        <table:table-column table:style-name="Table10.A"/>
        <table:table-row>
          <table:table-cell table:style-name="Table10.A1" office:value-type="string">
            <text:list xml:id="list151017543027570" text:continue-numbering="true" text:style-name="L5">
              <text:list-item>
                <text:p text:style-name="P31">Write a program to accept string and substring from user and display substring present in that string or not?</text:p>
              </text:list-item>
            </text:list>
          </table:table-cell>
        </table:table-row>
      </table:table>
      <table:table table:name="Table11" table:style-name="Table11">
        <table:table-column table:style-name="Table11.A"/>
        <table:table-row>
          <table:table-cell table:style-name="Table11.A1" office:value-type="string">
            <text:list xml:id="list151016415317907" text:continue-numbering="true" text:style-name="L5">
              <text:list-item>
                <text:p text:style-name="P31">Write a program take a list or tuple or any datatype and travel into that datatype foe searching particular value or string?</text:p>
              </text:list-item>
            </text:list>
          </table:table-cell>
        </table:table-row>
        <table:table-row>
          <table:table-cell table:style-name="Table11.A2" office:value-type="string">
            <text:list xml:id="list151016722635760" text:continue-numbering="true" text:style-name="L5">
              <text:list-item>
                <text:p text:style-name="P56"><text:span text:style-name="T8">Write a program to print whether user entered number is prime or not?</text:span><text:span text:style-name="T9">(using for loop)</text:span></text:p>
              </text:list-item>
            </text:list>
          </table:table-cell>
        </table:table-row>
        <table:table-row table:style-name="Table11.3">
          <table:table-cell table:style-name="Table11.A2" office:value-type="string">
            <text:list xml:id="list151016583818034" text:continue-numbering="true" text:style-name="L5">
              <text:list-item>
                <text:p text:style-name="P32">Write a program to accept start value and end value and print the prime numbers in that range?(using for loop)</text:p>
              </text:list-item>
            </text:list>
          </table:table-cell>
        </table:table-row>
        <table:table-row>
          <table:table-cell table:style-name="Table11.A2" office:value-type="string">
            <text:list xml:id="list151016171886322" text:continue-numbering="true" text:style-name="L5">
              <text:list-item>
                <text:p text:style-name="P32">Write a program to demostrate while loop ex:Ask user to enter the number until user enters the guess number?</text:p>
              </text:list-item>
            </text:list>
          </table:table-cell>
        </table:table-row>
      </table:table>
      <table:table table:name="Table12" table:style-name="Table12">
        <table:table-column table:style-name="Table12.A"/>
        <table:table-row>
          <table:table-cell table:style-name="Table12.A1" office:value-type="string">
            <text:list xml:id="list151017078930185" text:continue-numbering="true" text:style-name="L5">
              <text:list-item>
                <text:p text:style-name="P31">Write a program to print whether user entered number is prime or not?<text:span text:style-name="T6">(using while loop)</text:span></text:p>
              </text:list-item>
            </text:list>
          </table:table-cell>
        </table:table-row>
        <table:table-row>
          <table:table-cell table:style-name="Table12.A2" office:value-type="string">
            <text:list xml:id="list151015949400114" text:continue-numbering="true" text:style-name="L5">
              <text:list-item>
                <text:p text:style-name="P32">Write a program to accept start value and end value and print the prime numbers in that range?(using while loop)</text:p>
              </text:list-item>
            </text:list>
          </table:table-cell>
        </table:table-row>
      </table:table>
      <table:table table:name="Table13" table:style-name="Table13">
        <table:table-column table:style-name="Table13.A"/>
        <table:table-row>
          <table:table-cell table:style-name="Table13.A1" office:value-type="string">
            <text:list xml:id="list151016810255005" text:continue-numbering="true" text:style-name="L5">
              <text:list-item>
                <text:p text:style-name="P33">Write a program to print 11,12,13,14,15,21,22,23,24,25....Take the user input for 4 values or declare the values directly in the program(for demomstating Nested loops)</text:p>
              </text:list-item>
            </text:list>
          </table:table-cell>
        </table:table-row>
      </table:table>
      <text:p text:style-name="P4"/>
      <text:p text:style-name="P8">Loop Control Statements:</text:p>
      <text:p text:style-name="P8"/>
      <table:table table:name="Table14" table:style-name="Table14">
        <table:table-column table:style-name="Table14.A"/>
        <table:table-row>
          <table:table-cell table:style-name="Table14.A1" office:value-type="string">
            <text:list xml:id="list1340117486529504756" text:style-name="L6">
              <text:list-item>
                <text:p text:style-name="P34">Write a program to demonstate break?Ex:Take a list of 20 elements <text:span text:style-name="T7">(user input) and ask user to enter range to break?</text:span></text:p>
              </text:list-item>
            </text:list>
          </table:table-cell>
        </table:table-row>
        <table:table-row>
          <table:table-cell table:style-name="Table14.A2" office:value-type="string">
            <text:list xml:id="list151015833436670" text:continue-numbering="true" text:style-name="L6">
              <text:list-item>
                <text:p text:style-name="P35">Write a program to demonstate <text:span text:style-name="T7">continue</text:span>?Ex:Take a list of 20 elements <text:span text:style-name="T7">(user input) and ask user to enter elements and skip that elements and display?</text:span></text:p>
              </text:list-item>
            </text:list>
          </table:table-cell>
        </table:table-row>
        <table:table-row>
          <table:table-cell table:style-name="Table14.A2" office:value-type="string">
            <text:list xml:id="list151016255562141" text:continue-numbering="true" text:style-name="L6">
              <text:list-item>
                <text:p text:style-name="P34">Accept strings from the user and display length of string until user enters quit?<text:span text:style-name="T7">(should contain break and continue)</text:span></text:p>
              </text:list-item>
            </text:list>
          </table:table-cell>
        </table:table-row>
      </table:table>
      <text:p text:style-name="P8"/>
      <text:p text:style-name="P9">Functions:</text:p>
      <text:p text:style-name="P9"/>
      <table:table table:name="Table15" table:style-name="Table15">
        <table:table-column table:style-name="Table15.A"/>
        <table:table-row>
          <table:table-cell table:style-name="Table15.A1" office:value-type="string">
            <text:list xml:id="list722979619147873559" text:style-name="L7">
              <text:list-item>
                <text:p text:style-name="P36">Write a function to pass a list of numbers,in the function,it has to add the numbers and to print the sum.Print the list in main after funcrtion call and observe it ...perform call by value.</text:p>
              </text:list-item>
            </text:list>
          </table:table-cell>
        </table:table-row>
        <table:table-row>
          <table:table-cell table:style-name="Table15.A2" office:value-type="string">
            <text:list xml:id="list151016256664244" text:continue-numbering="true" text:style-name="L7">
              <text:list-item>
                <text:p text:style-name="P36">Write a function to pass number(int <text:span text:style-name="T10">and float</text:span>)in the function <text:span text:style-name="T10">and also a string</text:span>.Print the number in the function and after the funcrtion call and observe it ...perform call by value.</text:p>
              </text:list-item>
            </text:list>
          </table:table-cell>
        </table:table-row>
        <table:table-row>
          <table:table-cell table:style-name="Table15.A2" office:value-type="string">
            <text:list xml:id="list151016038236667" text:continue-numbering="true" text:style-name="L7">
              <text:list-item>
                <text:p text:style-name="P37">Write a function to pass a <text:span text:style-name="T10">tuple</text:span>,in the function,it has to add the numbers and to print the sum.Print the <text:span text:style-name="T10">tuple</text:span> in main after funcrtion call and observe it ...perform call by value.</text:p>
              </text:list-item>
            </text:list>
          </table:table-cell>
        </table:table-row>
        <table:table-row>
          <table:table-cell table:style-name="Table15.A2" office:value-type="string">
            <text:list xml:id="list151016081214073" text:continue-numbering="true" text:style-name="L7">
              <text:list-item>
                <text:p text:style-name="P37">Write a function to pass a list of numbers,in the function,it has to <text:span text:style-name="T10">multiplyeach number by 2.</text:span>Print the list in main after funcrtion call and observe it ...perform call by <text:span text:style-name="T10">reference</text:span>.</text:p>
              </text:list-item>
            </text:list>
          </table:table-cell>
        </table:table-row>
        <table:table-row>
          <table:table-cell table:style-name="Table15.A2" office:value-type="string">
            <text:list xml:id="list151017440582277" text:continue-numbering="true" text:style-name="L7">
              <text:list-item>
                <text:p text:style-name="P37">Write a function to pass number<text:span text:style-name="T10">(int and float) and also a string.</text:span>Print the list in main after funcrtion call and observe it ...perform call by <text:span text:style-name="T10">reference</text:span>.</text:p>
              </text:list-item>
            </text:list>
          </table:table-cell>
        </table:table-row>
      </table:table>
      <table:table table:name="Table16" table:style-name="Table16">
        <table:table-column table:style-name="Table16.A"/>
        <table:table-row>
          <table:table-cell table:style-name="Table16.A1" office:value-type="string">
            <text:list xml:id="list151015964992827" text:continue-numbering="true" text:style-name="L7">
              <text:list-item>
                <text:p text:style-name="P37">Write a function to pass a <text:span text:style-name="T10">tuple </text:span>in the function,it has to <text:span text:style-name="T10">multiplyeach number by 2.</text:span>Print the list in main after funcrtion call and observe it ...perform call by <text:span text:style-name="T10">reference</text:span>.</text:p>
              </text:list-item>
            </text:list>
          </table:table-cell>
        </table:table-row>
        <table:table-row>
          <table:table-cell table:style-name="Table16.A2" office:value-type="string">
            <text:list xml:id="list151016874063488" text:continue-numbering="true" text:style-name="L7">
              <text:list-item>
                <text:p text:style-name="P38">Write a pogram to take 2 lists and append the values to the list within the function and print the list within the function and after the function</text:p>
              </text:list-item>
            </text:list>
          </table:table-cell>
        </table:table-row>
      </table:table>
      <text:p text:style-name="P10"><text:soft-page-break/>Function Arguments :</text:p>
      <text:p text:style-name="P10"/>
      <table:table table:name="Table17" table:style-name="Table17">
        <table:table-column table:style-name="Table17.A"/>
        <table:table-row>
          <table:table-cell table:style-name="Table17.A1" office:value-type="string">
            <text:list xml:id="list1485859005486442369" text:style-name="L8">
              <text:list-item>
                <text:p text:style-name="P39">Write a program to demostrate Required Arguments For Ex: (def argument )Without passing the argument to the function and observe the output?</text:p>
              </text:list-item>
            </text:list>
          </table:table-cell>
        </table:table-row>
        <table:table-row>
          <table:table-cell table:style-name="Table17.A2" office:value-type="string">
            <text:list xml:id="list151016611093702" text:continue-numbering="true" text:style-name="L8">
              <text:list-item>
                <text:p text:style-name="P39">Write a program to demonstrate Keyword arguments?</text:p>
              </text:list-item>
            </text:list>
          </table:table-cell>
        </table:table-row>
        <table:table-row>
          <table:table-cell table:style-name="Table17.A2" office:value-type="string">
            <text:list xml:id="list151016261661442" text:continue-numbering="true" text:style-name="L8">
              <text:list-item>
                <text:p text:style-name="P39">Write a program to pass list and tuple as arguments and print—using Keyword arguments?</text:p>
              </text:list-item>
            </text:list>
          </table:table-cell>
        </table:table-row>
        <table:table-row table:style-name="Table17.4">
          <table:table-cell table:style-name="Table17.A2" office:value-type="string">
            <text:list xml:id="list151015970839014" text:continue-numbering="true" text:style-name="L8">
              <text:list-item>
                <text:p text:style-name="P39">Write a program to demonstrate default arguments?</text:p>
              </text:list-item>
            </text:list>
          </table:table-cell>
        </table:table-row>
      </table:table>
      <table:table table:name="Table18" table:style-name="Table18">
        <table:table-column table:style-name="Table18.A"/>
        <table:table-row>
          <table:table-cell table:style-name="Table18.A1" office:value-type="string">
            <text:list xml:id="list151016381195863" text:continue-numbering="true" text:style-name="L8">
              <text:list-item>
                <text:p text:style-name="P39">Write a program to demostrate variable length arguments?</text:p>
              </text:list-item>
            </text:list>
          </table:table-cell>
        </table:table-row>
        <table:table-row>
          <table:table-cell table:style-name="Table18.A2" office:value-type="string">
            <text:list xml:id="list151016017008084" text:continue-numbering="true" text:style-name="L8">
              <text:list-item>
                <text:p text:style-name="P39">Write a program to pass the tuple in to the function and add the elements and print the result – using variable length arguments?</text:p>
              </text:list-item>
            </text:list>
          </table:table-cell>
        </table:table-row>
        <table:table-row>
          <table:table-cell table:style-name="Table18.A2" office:value-type="string">
            <text:list xml:id="list151017432199474" text:continue-numbering="true" text:style-name="L8">
              <text:list-item>
                <text:p text:style-name="P40">Write a program to pass the default and keyword arguments to the function and display the result?</text:p>
              </text:list-item>
            </text:list>
          </table:table-cell>
        </table:table-row>
      </table:table>
      <table:table table:name="Table19" table:style-name="Table19">
        <table:table-column table:style-name="Table19.A"/>
        <table:table-row>
          <table:table-cell table:style-name="Table19.A1" office:value-type="string">
            <text:list xml:id="list151017840997448" text:continue-numbering="true" text:style-name="L8">
              <text:list-item>
                <text:p text:style-name="P41">Write a program to pass different number of keyword arguments with different data types?</text:p>
              </text:list-item>
            </text:list>
          </table:table-cell>
        </table:table-row>
        <table:table-row>
          <table:table-cell table:style-name="Table19.A2" office:value-type="string">
            <text:list xml:id="list151016134425926" text:continue-numbering="true" text:style-name="L8">
              <text:list-item>
                <text:p text:style-name="P42">Write a program to pass two tuples and two dictionaries(one tuple,one dictionary and then one tuple and one dictionary) to the function and display the tuples and dictionaries ?--- observe the result</text:p>
              </text:list-item>
            </text:list>
          </table:table-cell>
        </table:table-row>
      </table:table>
      <text:p text:style-name="P10"/>
      <text:p text:style-name="P16">Variables <text:span text:style-name="T13">(Local &amp; Global)</text:span></text:p>
      <text:p text:style-name="P11"/>
      <table:table table:name="Table20" table:style-name="Table20">
        <table:table-column table:style-name="Table20.A"/>
        <table:table-row>
          <table:table-cell table:style-name="Table20.A1" office:value-type="string">
            <text:list xml:id="list3649909120703444215" text:style-name="L9">
              <text:list-item>
                <text:p text:style-name="P43">Write a print to assign the value out of the function and pass into the function and then print the value in the function and out of the function?</text:p>
              </text:list-item>
            </text:list>
          </table:table-cell>
        </table:table-row>
        <table:table-row>
          <table:table-cell table:style-name="Table20.A2" office:value-type="string">
            <text:list xml:id="list151015951032734" text:continue-numbering="true" text:style-name="L9">
              <text:list-item>
                <text:p text:style-name="P43">Write a print to assign the value out of the function and pass into the function use global <text:s text:c="2"/>then print the value in the function and out of the function?</text:p>
              </text:list-item>
            </text:list>
          </table:table-cell>
        </table:table-row>
        <table:table-row>
          <table:table-cell table:style-name="Table20.A2" office:value-type="string">
            <text:list xml:id="list151017317679073" text:continue-numbering="true" text:style-name="L9">
              <text:list-item>
                <text:p text:style-name="P44">Write a print to assign the value out of the function and pass <text:span text:style-name="T12">some numbers </text:span>into the function <text:span text:style-name="T12">and them.</text:span>print the <text:span text:style-name="T12">sum </text:span>in the function and out of the function?</text:p>
              </text:list-item>
            </text:list>
          </table:table-cell>
        </table:table-row>
        <table:table-row>
          <table:table-cell table:style-name="Table20.A2" office:value-type="string">
            <text:list xml:id="list151017645911155" text:continue-numbering="true" text:style-name="L9">
              <text:list-item>
                <text:p text:style-name="P57"/>
              </text:list-item>
            </text:list>
          </table:table-cell>
        </table:table-row>
        <table:table-row>
          <table:table-cell table:style-name="Table20.A2" office:value-type="string">
            <text:list xml:id="list151016859360742" text:continue-numbering="true" text:style-name="L9">
              <text:list-item>
                <text:p text:style-name="P57"/>
              </text:list-item>
            </text:list>
          </table:table-cell>
        </table:table-row>
      </table:table>
      <text:p text:style-name="P11"/>
      <text:p text:style-name="P12">Iterators:</text:p>
      <text:p text:style-name="P12"/>
      <table:table table:name="Table21" table:style-name="Table21">
        <table:table-column table:style-name="Table21.A"/>
        <table:table-row>
          <table:table-cell table:style-name="Table21.A1" office:value-type="string">
            <text:list xml:id="list6289026875663722216" text:style-name="L10">
              <text:list-item>
                <text:p text:style-name="P45">Write a program to accept <text:s/>list elements from the user and print the list elements using iter protocol(Iterators)?</text:p>
              </text:list-item>
            </text:list>
          </table:table-cell>
        </table:table-row>
        <table:table-row>
          <table:table-cell table:style-name="Table21.A2" office:value-type="string">
            <text:list xml:id="list151017663835164" text:continue-numbering="true" text:style-name="L10">
              <text:list-item>
                <text:p text:style-name="P45">Write a program to take tuple and print the list elements using iter protocol(Iterators)?</text:p>
              </text:list-item>
            </text:list>
          </table:table-cell>
        </table:table-row>
        <table:table-row>
          <table:table-cell table:style-name="Table21.A2" office:value-type="string">
            <text:list xml:id="list151017211986554" text:continue-numbering="true" text:style-name="L10">
              <text:list-item>
                <text:p text:style-name="P46">Write a program to take dictionary and print both keys and values using iterrators?</text:p>
              </text:list-item>
            </text:list>
          </table:table-cell>
        </table:table-row>
      </table:table>
      <table:table table:name="Table22" table:style-name="Table22">
        <table:table-column table:style-name="Table22.A"/>
        <table:table-row>
          <table:table-cell table:style-name="Table22.A1" office:value-type="string">
            <text:list xml:id="list151015885737650" text:continue-numbering="true" text:style-name="L10">
              <text:list-item>
                <text:p text:style-name="P46">Write a program to take a string and print all the substrings using iterators?</text:p>
              </text:list-item>
            </text:list>
          </table:table-cell>
        </table:table-row>
      </table:table>
      <text:p text:style-name="P12"/>
      <text:p text:style-name="P13">Generators:</text:p>
      <text:p text:style-name="P13"/>
      <table:table table:name="Table26" table:style-name="Table26">
        <table:table-column table:style-name="Table26.A"/>
        <table:table-row>
          <table:table-cell table:style-name="Table26.A1" office:value-type="string">
            <text:list xml:id="list9053595384245113808" text:style-name="L14">
              <text:list-item>
                <text:p text:style-name="P60">Write a program to print series of user entered range <text:span text:style-name="T15">numbers</text:span> using generators?</text:p>
              </text:list-item>
            </text:list>
          </table:table-cell>
        </table:table-row>
        <table:table-row>
          <table:table-cell table:style-name="Table26.A2" office:value-type="string">
            <text:list xml:id="list151017374999167" text:continue-numbering="true" text:style-name="L14">
              <text:list-item>
                <text:p text:style-name="P60">Write a program to sum of list elements(user input) using generators?</text:p>
              </text:list-item>
            </text:list>
          </table:table-cell>
        </table:table-row>
      </table:table>
      <table:table table:name="Table27" table:style-name="Table27">
        <table:table-column table:style-name="Table27.A"/>
        <table:table-row>
          <table:table-cell table:style-name="Table27.A1" office:value-type="string">
            <text:list xml:id="list151015795277290" text:continue-numbering="true" text:style-name="L14">
              <text:list-item>
                <text:p text:style-name="P61">Write a program to accept range from the user and print the fibnoicc series in between that range using generators?</text:p>
              </text:list-item>
            </text:list>
          </table:table-cell>
        </table:table-row>
        <table:table-row>
          <table:table-cell table:style-name="Table27.A2" office:value-type="string">
            <text:list xml:id="list151016923456858" text:continue-numbering="true" text:style-name="L14">
              <text:list-item>
                <text:p text:style-name="P61"/>
              </text:list-item>
            </text:list>
          </table:table-cell>
        </table:table-row>
      </table:table>
      <text:p text:style-name="P13"/>
      <text:p text:style-name="P13"/>
      <text:p text:style-name="P13"/>
      <text:p text:style-name="P13">Data Types:</text:p>
      <text:p text:style-name="P15">a)Numbers:</text:p>
      <text:p text:style-name="P13"><text:soft-page-break/></text:p>
      <table:table table:name="Table23" table:style-name="Table23">
        <table:table-column table:style-name="Table23.A"/>
        <table:table-row>
          <table:table-cell table:style-name="Table23.A1" office:value-type="string">
            <text:list xml:id="list1706699447365838287" text:style-name="L11">
              <text:list-item>
                <text:p text:style-name="P47">Accept two complex numbers from the user or take two complex numbers using assignment and do all arithmetic operations and display the result?</text:p>
              </text:list-item>
            </text:list>
          </table:table-cell>
        </table:table-row>
        <table:table-row>
          <table:table-cell table:style-name="Table23.A2" office:value-type="string">
            <text:list xml:id="list151016126886531" text:continue-numbering="true" text:style-name="L11">
              <text:list-item>
                <text:p text:style-name="P47">Write a program to take variables and perform arithmtic operations on that(just add,sub)</text:p>
                <text:p text:style-name="P47">and delete one variable using del keyword,do same operations observe the result(Just to demonstrate del keyword)<text:span text:style-name="T18">(also take list,tuple and do the same)?</text:span></text:p>
              </text:list-item>
            </text:list>
          </table:table-cell>
        </table:table-row>
        <table:table-row>
          <table:table-cell table:style-name="Table23.A2" office:value-type="string">
            <text:list xml:id="list151016277487662" text:continue-numbering="true" text:style-name="L11">
              <text:list-item>
                <text:p text:style-name="P48">Modf,round,squareroot byusing math module</text:p>
              </text:list-item>
            </text:list>
          </table:table-cell>
        </table:table-row>
        <table:table-row>
          <table:table-cell table:style-name="Table23.A2" office:value-type="string">
            <text:list xml:id="list151016164772435" text:continue-numbering="true" text:style-name="L11">
              <text:list-item>
                <text:p text:style-name="P49">List,tuple—max,min</text:p>
              </text:list-item>
            </text:list>
          </table:table-cell>
        </table:table-row>
      </table:table>
      <text:p text:style-name="P14"/>
      <text:p text:style-name="P15">b)Strings:</text:p>
      <text:p text:style-name="P15"/>
      <table:table table:name="Table24" table:style-name="Table24">
        <table:table-column table:style-name="Table24.A"/>
        <table:table-row>
          <table:table-cell table:style-name="Table24.A1" office:value-type="string">
            <text:list xml:id="list2847250658579428402" text:style-name="L12">
              <text:list-item>
                <text:p text:style-name="P58">Write a program to take one string and apply slicing on that string to print the string or substring..(Ex: printing from 3<text:span text:style-name="T14">rd</text:span> element to end of the string like that) ?</text:p>
              </text:list-item>
            </text:list>
          </table:table-cell>
        </table:table-row>
        <table:table-row>
          <table:table-cell table:style-name="Table24.A2" office:value-type="string">
            <text:list xml:id="list151016385623207" text:continue-numbering="true" text:style-name="L12">
              <text:list-item>
                <text:p text:style-name="P59">Write a program to perform string operations(+,[],[:],%,in,not in..)</text:p>
              </text:list-item>
            </text:list>
          </table:table-cell>
        </table:table-row>
        <table:table-row>
          <table:table-cell table:style-name="Table24.A2" office:value-type="string">
            <text:list xml:id="list151017396501257" text:continue-numbering="true" text:style-name="L12">
              <text:list-item>
                <text:p text:style-name="P59">Write a program to apply string attributes (Built in functions) and display the result ?</text:p>
              </text:list-item>
            </text:list>
          </table:table-cell>
        </table:table-row>
      </table:table>
      <text:p text:style-name="P15"/>
      <text:p text:style-name="P18">c)Lists:</text:p>
      <text:p text:style-name="P18"/>
      <table:table table:name="Table25" table:style-name="Table25">
        <table:table-column table:style-name="Table25.A"/>
        <table:table-row>
          <table:table-cell table:style-name="Table25.A1" office:value-type="string">
            <text:list xml:id="list3612996302210353598" text:style-name="L13">
              <text:list-item>
                <text:p text:style-name="P50">Write a program to add the elements in the empty list and delete particular element from the list and also replace the particular element and display the resultant list?(Take user input for list elements and delete element)</text:p>
              </text:list-item>
            </text:list>
          </table:table-cell>
        </table:table-row>
        <table:table-row>
          <table:table-cell table:style-name="Table25.A2" office:value-type="string">
            <text:list xml:id="list151016306671398" text:continue-numbering="true" text:style-name="L13">
              <text:list-item>
                <text:p text:style-name="P50">Write a program to perform silcing operation on list(assignmnet/user input) --<text:span text:style-name="T16">&gt; try with all combinations(one arg,two args,three args,one and two,two and three)Ex:[1:],[1:4],[1:3:2],[1:9:1],[9:1:-1],[-2:-6:-1]</text:span></text:p>
              </text:list-item>
            </text:list>
          </table:table-cell>
        </table:table-row>
        <table:table-row>
          <table:table-cell table:style-name="Table25.A2" office:value-type="string">
            <text:list xml:id="list151016947685391" text:continue-numbering="true" text:style-name="L13">
              <text:list-item>
                <text:p text:style-name="P51">Write a program to perform list operations(len,concatination(addition),multiplication(repet<text:span text:style-name="T19">i</text:span>on),membership operator,iteration) on two lists(assignment/user input)?</text:p>
              </text:list-item>
            </text:list>
          </table:table-cell>
        </table:table-row>
        <table:table-row>
          <table:table-cell table:style-name="Table25.A2" office:value-type="string">
            <text:list xml:id="list151015810925011" text:continue-numbering="true" text:style-name="L13">
              <text:list-item>
                <text:p text:style-name="P51"><text:span text:style-name="T19">Write a program use list built in functions (</text:span>Cmp,max,min,len,list<text:span text:style-name="T19">)?</text:span></text:p>
              </text:list-item>
            </text:list>
          </table:table-cell>
        </table:table-row>
        <table:table-row>
          <table:table-cell table:style-name="Table25.A2" office:value-type="string">
            <text:list xml:id="list151016648736752" text:continue-numbering="true" text:style-name="L13">
              <text:list-item>
                <text:p text:style-name="P52"><text:span text:style-name="T19">Write a program use </text:span>List methods <text:span text:style-name="T19">(append,extend,insert,pop,sort...) ?</text:span></text:p>
              </text:list-item>
            </text:list>
          </table:table-cell>
        </table:table-row>
      </table:table>
      <table:table table:name="Table28" table:style-name="Table28">
        <table:table-column table:style-name="Table28.A"/>
        <table:table-row>
          <table:table-cell table:style-name="Table28.A1" office:value-type="string">
            <text:list xml:id="list151017332514330" text:continue-numbering="true" text:style-name="L13">
              <text:list-item>
                <text:p text:style-name="P53"><text:span text:style-name="T19">Write a program to convert</text:span> list <text:span text:style-name="T19">to a string</text:span> using (join operator)? </text:p>
              </text:list-item>
            </text:list>
          </table:table-cell>
        </table:table-row>
      </table:table>
      <table:table table:name="Table29" table:style-name="Table29">
        <table:table-column table:style-name="Table29.A"/>
        <table:table-row>
          <table:table-cell table:style-name="Table29.A1" office:value-type="string">
            <text:list xml:id="list151017554653866" text:continue-numbering="true" text:style-name="L13">
              <text:list-item>
                <text:p text:style-name="P54"><text:span text:style-name="T20">Write a program for </text:span>randomly generated numbers <text:span text:style-name="T20">and sort the numbers </text:span>in an order then display the result in the list?</text:p>
              </text:list-item>
            </text:list>
          </table:table-cell>
        </table:table-row>
        <table:table-row>
          <table:table-cell table:style-name="Table29.A2" office:value-type="string">
            <text:list xml:id="list151016916369475" text:continue-numbering="true" text:style-name="L13">
              <text:list-item>
                <text:p text:style-name="P54"><text:span text:style-name="T17">Implement selection sort using lists?</text:span></text:p>
              </text:list-item>
            </text:list>
          </table:table-cell>
        </table:table-row>
      </table:table>
      <text:p text:style-name="P18"/>
      <text:p text:style-name="P7">Total programs : <text:span text:style-name="T21">8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5:20:05.816250418</meta:creation-date>
    <dc:date>2017-02-01T15:10:15.640151346</dc:date>
    <meta:editing-duration>PT10H39M44S</meta:editing-duration>
    <meta:editing-cycles>27</meta:editing-cycles>
    <meta:generator>LibreOffice/4.2.8.2$Linux_X86_64 LibreOffice_project/420m0$Build-2</meta:generator>
    <meta:document-statistic meta:table-count="29" meta:image-count="0" meta:object-count="0" meta:page-count="4" meta:paragraph-count="101" meta:word-count="1512" meta:character-count="9170" meta:non-whitespace-character-count="7835"/>
  </office:meta>
</office:document-meta>
</file>